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5" style:family="paragraph" style:parent-style-name="Contents_20_5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6" style:family="paragraph" style:parent-style-name="Contents_20_6">
      <style:paragraph-properties>
        <style:tab-stops>
          <style:tab-stop style:position="15.088cm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>
        <style:tab-stops>
          <style:tab-stop style:position="14.587cm" style:type="right" style:leader-style="dotted" style:leader-text="."/>
        </style:tab-stops>
      </style:paragraph-properties>
    </style:style>
    <style:style style:name="P8" style:family="paragraph" style:parent-style-name="Contents_20_8">
      <style:paragraph-properties>
        <style:tab-stops>
          <style:tab-stop style:position="14.088cm" style:type="right" style:leader-style="dotted" style:leader-text="."/>
        </style:tab-stops>
      </style:paragraph-properties>
    </style:style>
    <style:style style:name="P9" style:family="paragraph" style:parent-style-name="Contents_20_9">
      <style:paragraph-properties>
        <style:tab-stops>
          <style:tab-stop style:position="13.587cm" style:type="right" style:leader-style="dotted" style:leader-text="."/>
        </style:tab-stops>
      </style:paragraph-properties>
    </style:style>
    <style:style style:name="P10" style:family="paragraph" style:parent-style-name="Contents_20_10">
      <style:paragraph-properties>
        <style:tab-stops>
          <style:tab-stop style:position="13.088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017f5ad"/>
    </style:style>
    <style:style style:name="P12" style:family="paragraph" style:parent-style-name="Heading_20_1">
      <style:paragraph-properties fo:break-before="page"/>
      <style:text-properties officeooo:rsid="0017f5ad" officeooo:paragraph-rsid="0017f5ad"/>
    </style:style>
    <style:style style:name="P13" style:family="paragraph" style:parent-style-name="Heading_20_2">
      <style:text-properties officeooo:rsid="0017f5ad" officeooo:paragraph-rsid="0017f5ad"/>
    </style:style>
    <style:style style:name="P14" style:family="paragraph" style:parent-style-name="Heading_20_3">
      <style:text-properties officeooo:rsid="0017f5ad" officeooo:paragraph-rsid="0017f5ad"/>
    </style:style>
    <style:style style:name="P15" style:family="paragraph" style:parent-style-name="Heading_20_4">
      <style:text-properties officeooo:paragraph-rsid="0017f5ad"/>
    </style:style>
    <style:style style:name="P16" style:family="paragraph" style:parent-style-name="Heading_20_5">
      <style:text-properties officeooo:rsid="0017f5ad" officeooo:paragraph-rsid="0017f5ad"/>
    </style:style>
    <style:style style:name="P17" style:family="paragraph" style:parent-style-name="Heading_20_6">
      <style:text-properties officeooo:rsid="0017f5ad" officeooo:paragraph-rsid="0017f5ad"/>
    </style:style>
    <style:style style:name="P18" style:family="paragraph" style:parent-style-name="Heading_20_7">
      <style:text-properties officeooo:rsid="0017f5ad" officeooo:paragraph-rsid="0017f5ad"/>
    </style:style>
    <style:style style:name="P19" style:family="paragraph" style:parent-style-name="Heading_20_8">
      <style:text-properties officeooo:rsid="0017f5ad" officeooo:paragraph-rsid="0017f5ad"/>
    </style:style>
    <style:style style:name="P20" style:family="paragraph" style:parent-style-name="Heading_20_9">
      <style:text-properties officeooo:rsid="0017f5ad" officeooo:paragraph-rsid="0017f5ad"/>
    </style:style>
    <style:style style:name="P21" style:family="paragraph" style:parent-style-name="Heading_20_10">
      <style:text-properties officeooo:rsid="0017f5ad" officeooo:paragraph-rsid="0017f5ad"/>
    </style:style>
    <style:style style:name="P22" style:family="paragraph" style:parent-style-name="Text_20_body">
      <style:text-properties officeooo:rsid="0018812a" officeooo:paragraph-rsid="0018812a"/>
    </style:style>
    <style:style style:name="T1" style:family="text">
      <style:text-properties officeooo:rsid="0018812a"/>
    </style:style>
    <style:style style:name="T2" style:family="text">
      <style:text-properties officeooo:rsid="0017f5a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1_4107815751" text:style-name="Index_20_Link" text:visited-style-name="Index_20_Link">LA CARA DE DIOS ESTÁ<text:tab/>2</text:a></text:p>
          <text:p text:style-name="P2"><text:a xlink:type="simple" xlink:href="#__RefHeading___Toc3_4107815751" text:style-name="Index_20_Link" text:visited-style-name="Index_20_Link">EN SACRAMENTO<text:tab/>2</text:a></text:p>
          <text:p text:style-name="P3"><text:a xlink:type="simple" xlink:href="#__RefHeading___Toc5_4107815751" text:style-name="Index_20_Link" text:visited-style-name="Index_20_Link">EN SACRAMENTO<text:tab/>2</text:a></text:p>
          <text:p text:style-name="P4"><text:a xlink:type="simple" xlink:href="#__RefHeading___Toc38_4107815751" text:style-name="Index_20_Link" text:visited-style-name="Index_20_Link">EN SACRAMENTO<text:tab/>2</text:a></text:p>
          <text:p text:style-name="P5"><text:a xlink:type="simple" xlink:href="#__RefHeading___Toc40_4107815751" text:style-name="Index_20_Link" text:visited-style-name="Index_20_Link">EN SACRAMENTO<text:tab/>2</text:a></text:p>
          <text:p text:style-name="P6"><text:a xlink:type="simple" xlink:href="#__RefHeading___Toc42_4107815751" text:style-name="Index_20_Link" text:visited-style-name="Index_20_Link">EN SACRAMENTO<text:tab/>2</text:a></text:p>
          <text:p text:style-name="P7"><text:a xlink:type="simple" xlink:href="#__RefHeading___Toc85_4107815751" text:style-name="Index_20_Link" text:visited-style-name="Index_20_Link">EN SACRAMENTO<text:tab/>2</text:a></text:p>
          <text:p text:style-name="P8"><text:a xlink:type="simple" xlink:href="#__RefHeading___Toc87_4107815751" text:style-name="Index_20_Link" text:visited-style-name="Index_20_Link">EN SACRAMENTO<text:tab/>2</text:a></text:p>
          <text:p text:style-name="P9"><text:a xlink:type="simple" xlink:href="#__RefHeading___Toc89_4107815751" text:style-name="Index_20_Link" text:visited-style-name="Index_20_Link">EN SACRAMENTO<text:tab/>2</text:a></text:p>
          <text:p text:style-name="P10"><text:a xlink:type="simple" xlink:href="#__RefHeading___Toc91_4107815751" text:style-name="Index_20_Link" text:visited-style-name="Index_20_Link">EN SACRAMENTO<text:tab/>2</text:a></text:p>
        </text:index-body>
      </text:table-of-content>
      <text:p text:style-name="P11"/>
      <text:h text:style-name="P12" text:outline-level="1"><text:bookmark-start text:name="__RefHeading___Toc1_4107815751"/>LA CARA DE DIOS EST<text:span text:style-name="T1">A</text:span><text:bookmark-end text:name="__RefHeading___Toc1_4107815751"/></text:h>
      <text:h text:style-name="P13" text:outline-level="2"><text:bookmark-start text:name="__RefHeading___Toc3_4107815751"/>EN SACRAMENTO<text:bookmark-end text:name="__RefHeading___Toc3_4107815751"/></text:h>
      <text:h text:style-name="P14" text:outline-level="3"><text:bookmark-start text:name="__RefHeading___Toc5_4107815751"/>EN SACRAMENTO<text:bookmark-end text:name="__RefHeading___Toc5_4107815751"/></text:h>
      <text:h text:style-name="P15" text:outline-level="4"><text:bookmark-start text:name="__RefHeading___Toc38_4107815751"/><text:span text:style-name="T2">EN SACRAMENTO</text:span><text:bookmark-end text:name="__RefHeading___Toc38_4107815751"/></text:h>
      <text:h text:style-name="P16" text:outline-level="5"><text:bookmark-start text:name="__RefHeading___Toc40_4107815751"/>EN SACRAMENTO<text:bookmark-end text:name="__RefHeading___Toc40_4107815751"/></text:h>
      <text:h text:style-name="P17" text:outline-level="6"><text:bookmark-start text:name="__RefHeading___Toc42_4107815751"/>EN SACRAMENTO<text:bookmark-end text:name="__RefHeading___Toc42_4107815751"/></text:h>
      <text:h text:style-name="P18" text:outline-level="7"><text:bookmark-start text:name="__RefHeading___Toc85_4107815751"/>EN SACRAMENTO<text:bookmark-end text:name="__RefHeading___Toc85_4107815751"/></text:h>
      <text:h text:style-name="P19" text:outline-level="8"><text:bookmark-start text:name="__RefHeading___Toc87_4107815751"/>EN SACRAMENTO<text:bookmark-end text:name="__RefHeading___Toc87_4107815751"/></text:h>
      <text:h text:style-name="P20" text:outline-level="9"><text:bookmark-start text:name="__RefHeading___Toc89_4107815751"/>EN SACRAMENTO<text:bookmark-end text:name="__RefHeading___Toc89_4107815751"/></text:h>
      <text:h text:style-name="P21" text:outline-level="10"><text:bookmark-start text:name="__RefHeading___Toc91_4107815751"/>EN SACRAMENTO<text:bookmark-end text:name="__RefHeading___Toc91_4107815751"/></text:h>
      <text:p text:style-name="P22">Donde abe agua i abandon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4.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.58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3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3T20:41:02.988023606</meta:creation-date>
    <dc:date>2025-04-03T20:47:38.180937158</dc:date>
    <meta:editing-duration>PT6M35S</meta:editing-duration>
    <meta:editing-cycles>3</meta:editing-cycles>
    <meta:generator>LibreOffice/25.2.1.2$Linux_X86_64 LibreOffice_project/520$Build-2</meta:generator>
    <meta:document-statistic meta:table-count="0" meta:image-count="0" meta:object-count="0" meta:page-count="2" meta:paragraph-count="22" meta:word-count="64" meta:character-count="336" meta:non-whitespace-character-count="294"/>
  </office:meta>
</office:document-meta>
</file>